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, Cambria" style:font-family-generic="swiss"/>
    <style:font-face style:name="Cordia New" svg:font-family="'Cordia New', 'Cordia New'" style:font-family-generic="swiss"/>
    <style:font-face style:name="TH SarabunPSK" svg:font-family="'TH SarabunPSK', 'TH Sarabun PS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mbri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mbria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Cambria;Cambria" style:font-name-complex="Cambria;Cambria" style:font-size-asian="8pt" style:font-size-complex="8pt" fo:color="#000000" style:font-name="Cambria;Cambria" fo:font-size="8pt"/>
    </style:style>
    <style:style style:name="T2" style:family="text">
      <style:text-properties style:font-size-asian="8pt" style:font-size-complex="8pt" fo:color="#000000" fo:font-size="8pt" style:font-name="TH SarabunPSK;TH Sarabun PSK" style:font-name-complex="TH SarabunPSK;TH Sarabun PSK" style:font-name-asian="TH SarabunPSK;TH Sarabun PSK"/>
    </style:style>
    <style:style style:name="T3" style:family="text">
      <style:text-properties style:font-size-asian="8pt" style:font-size-complex="8pt" fo:color="#000000" fo:font-size="8pt" style:font-name="Cambria;Cambria" style:font-name-asian="Cambria;Cambria" style:font-name-complex="Cambria;Cambria"/>
    </style:style>
    <style:style style:name="T4" style:family="text">
      <style:text-properties fo:font-size="8pt" fo:font-weight="bold" fo:color="#000000" style:font-weight-complex="bold" style:font-weight-asian="bold" style:font-size-complex="8pt" style:font-size-asian="8pt" style:font-name-complex="Cambria;Cambria" style:font-name-asian="Cambria;Cambria" style:font-name="Cambria;Cambria"/>
    </style:style>
    <style:style style:name="T5" style:family="text">
      <style:text-properties fo:font-weight="bold" style:font-weight-asian="bold" style:text-underline-style="none" style:text-underline-color="font-color" style:font-name-asian="Cambria;Cambria" style:font-name-complex="Cambria;Cambria" style:font-size-asian="8pt" style:font-size-complex="8pt" style:font-weight-complex="bold" fo:color="#000000" style:font-name="Cambria;Cambria" fo:font-size="8pt" style:text-line-through-type="none"/>
    </style:style>
    <style:style style:name="T6" style:family="text">
      <style:text-properties fo:font-weight="bold" style:font-weight-asian="bold" style:text-underline-style="none" style:text-underline-color="font-color" style:font-size-asian="8pt" style:font-size-complex="8pt" style:font-weight-complex="bold" fo:color="#000000" fo:font-size="8pt" style:text-line-through-type="none" style:font-name-complex="TH SarabunPSK;TH Sarabun PSK" style:font-name="TH SarabunPSK;TH Sarabun PSK" style:font-name-asian="TH SarabunPSK;TH Sarabun PSK"/>
    </style:style>
    <style:style style:name="T7" style:family="text">
      <style:text-properties fo:font-weight="bold" style:font-weight-asian="bold" style:text-underline-style="none" style:text-underline-color="font-color" style:font-size-asian="8pt" style:font-size-complex="8pt" style:font-weight-complex="bold" fo:color="#000000" fo:font-size="8pt" style:text-line-through-type="none" style:font-name="Cambria;Cambria" style:font-name-asian="Cambria;Cambria" style:font-name-complex="Cambria;Cambria"/>
    </style:style>
    <style:style style:name="T8" style:family="text">
      <style:text-properties fo:color="#000000" style:font-name="Cambria;Cambria" fo:font-size="8pt" style:font-name-asian="Cambria;Cambria" style:font-name-complex="Cambria;Cambria" style:font-size-asian="8pt" style:font-size-complex="8pt"/>
    </style:style>
    <style:style style:name="T9" style:family="text">
      <style:text-properties fo:color="#000000" fo:font-size="8pt" style:font-size-asian="8pt" style:font-size-complex="8pt" style:font-name="Cordia New;Cordia New" style:font-name-asian="Cordia New;Cordia New" style:font-name-complex="Cordia New;Cordia New"/>
    </style:style>
    <style:style style:name="T10" style:family="text">
      <style:text-properties fo:color="#000000" fo:font-size="8pt" style:font-size-asian="8pt" style:font-size-complex="8pt" style:font-name="Cambria;Cambria" style:font-name-asian="Cambria;Cambria" style:font-name-complex="Cambria;Cambri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Course </text:p>
          </table:table-cell>
          <table:table-cell table:style-name="ce1" office:value-type="string" calcext:value-type="string">
            <text:p>Lecture hours </text:p>
          </table:table-cell>
          <table:table-cell table:style-name="ce4" office:value-type="string" calcext:value-type="string">
            <text:p><text:span text:style-name="T4">Assignment and </text:span></text:p>
            <text:p><text:span text:style-name="T5">self</text:span><text:span text:style-name="T6">-</text:span><text:span text:style-name="T7">study </text:span></text:p>
          </table:table-cell>
          <table:table-cell table:style-name="ce1" office:value-type="string" calcext:value-type="string">
            <text:p>Preparation for exam </text:p>
          </table:table-cell>
          <table:table-cell table:style-name="ce1" office:value-type="string" calcext:value-type="string">
            <text:p>Total working hours per semester </text:p>
          </table:table-cell>
          <table:table-cell table:style-name="ce1" office:value-type="string" calcext:value-type="string">
            <text:p>ECTS credits </text:p>
          </table:table-cell>
          <table:table-cell table:style-name="ce1" office:value-type="string" calcext:value-type="string">
            <text:p>KMUTNB </text:p>
            <text:p>Credits </text:p>
          </table:table-cell>
          <table:table-cell table:style-name="ce1" office:value-type="string" calcext:value-type="string">
            <text:p>Code </text:p>
          </table:table-cell>
        </table:table-row>
        <table:table-row table:style-name="ro2">
          <table:table-cell office:value-type="string" calcext:value-type="string">
            <text:p>Computer Graphics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22" calcext:value-type="float">
            <text:p>90245322</text:p>
          </table:table-cell>
        </table:table-row>
        <table:table-row table:style-name="ro2">
          <table:table-cell office:value-type="string" calcext:value-type="string">
            <text:p>Selected Topics in Practical Computer Science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23" calcext:value-type="float">
            <text:p>90245323</text:p>
          </table:table-cell>
        </table:table-row>
        <table:table-row table:style-name="ro2">
          <table:table-cell office:value-type="string" calcext:value-type="string">
            <text:p>Selected Topics in Software Systems Engineering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25" calcext:value-type="float">
            <text:p>90245325</text:p>
          </table:table-cell>
        </table:table-row>
        <table:table-row table:style-name="ro2">
          <table:table-cell office:value-type="string" calcext:value-type="string">
            <text:p>Network Security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31" calcext:value-type="float">
            <text:p>90245331</text:p>
          </table:table-cell>
        </table:table-row>
        <table:table-row table:style-name="ro2">
          <table:table-cell office:value-type="string" calcext:value-type="string">
            <text:p>Machine Vision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32" calcext:value-type="float">
            <text:p>90245332</text:p>
          </table:table-cell>
        </table:table-row>
        <table:table-row table:style-name="ro2">
          <table:table-cell office:value-type="string" calcext:value-type="string">
            <text:p>Digital Image Processing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34" calcext:value-type="float">
            <text:p>90245334</text:p>
          </table:table-cell>
        </table:table-row>
        <table:table-row table:style-name="ro2">
          <table:table-cell office:value-type="string" calcext:value-type="string">
            <text:p>Embedded Software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36" calcext:value-type="float">
            <text:p>90245336</text:p>
          </table:table-cell>
        </table:table-row>
        <table:table-row table:style-name="ro2">
          <table:table-cell office:value-type="string" calcext:value-type="string">
            <text:p>Machine Learning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37" calcext:value-type="float">
            <text:p>90245337</text:p>
          </table:table-cell>
        </table:table-row>
        <table:table-row table:style-name="ro2">
          <table:table-cell office:value-type="string" calcext:value-type="string">
            <text:p>High Performance Computing using Graphics Processing Units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38" calcext:value-type="float">
            <text:p>90245338</text:p>
          </table:table-cell>
        </table:table-row>
        <table:table-row table:style-name="ro2">
          <table:table-cell office:value-type="string" calcext:value-type="string">
            <text:p>Advanced Computer Architecture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39" calcext:value-type="float">
            <text:p>90245339</text:p>
          </table:table-cell>
        </table:table-row>
        <table:table-row table:style-name="ro2">
          <table:table-cell office:value-type="string" calcext:value-type="string">
            <text:p>Principles of Data Mining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0" calcext:value-type="float">
            <text:p>90245340</text:p>
          </table:table-cell>
        </table:table-row>
        <table:table-row table:style-name="ro2">
          <table:table-cell office:value-type="string" calcext:value-type="string">
            <text:p>Information Retrieval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1" calcext:value-type="float">
            <text:p>90245341</text:p>
          </table:table-cell>
        </table:table-row>
        <table:table-row table:style-name="ro2">
          <table:table-cell office:value-type="string" calcext:value-type="string">
            <text:p>Algorithmic Differentiation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2" calcext:value-type="float">
            <text:p>90245342</text:p>
          </table:table-cell>
        </table:table-row>
        <table:table-row table:style-name="ro2">
          <table:table-cell office:value-type="string" calcext:value-type="string">
            <text:p>Parallel Computing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3" calcext:value-type="float">
            <text:p>90245343</text:p>
          </table:table-cell>
        </table:table-row>
        <table:table-row table:style-name="ro2">
          <table:table-cell office:value-type="string" calcext:value-type="string">
            <text:p>High Performance Scientific Computing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4" calcext:value-type="float">
            <text:p>90245344</text:p>
          </table:table-cell>
        </table:table-row>
        <table:table-row table:style-name="ro2">
          <table:table-cell office:value-type="string" calcext:value-type="string">
            <text:p>Big Data Analytics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5" calcext:value-type="float">
            <text:p>90245345</text:p>
          </table:table-cell>
        </table:table-row>
        <table:table-row table:style-name="ro2">
          <table:table-cell table:style-name="ce3" office:value-type="string" calcext:value-type="string">
            <text:p><text:span text:style-name="T1">Human</text:span><text:span text:style-name="T2">-</text:span><text:span text:style-name="T3">Computer Interaction </text:span>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6" calcext:value-type="float">
            <text:p>90245346</text:p>
          </table:table-cell>
        </table:table-row>
        <table:table-row table:style-name="ro2">
          <table:table-cell office:value-type="string" calcext:value-type="string">
            <text:p>Database and Data Warehouse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7" calcext:value-type="float">
            <text:p>90245347</text:p>
          </table:table-cell>
        </table:table-row>
        <table:table-row table:style-name="ro2">
          <table:table-cell office:value-type="string" calcext:value-type="string">
            <text:p>Optimization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8" calcext:value-type="float">
            <text:p>90245348</text:p>
          </table:table-cell>
        </table:table-row>
        <table:table-row table:style-name="ro2">
          <table:table-cell office:value-type="string" calcext:value-type="string">
            <text:p>Applications of Digital Image Processing </text:p>
          </table:table-cell>
          <table:table-cell office:value-type="string" calcext:value-type="string">
            <text:p>3h x 15w </text:p>
          </table:table-cell>
          <table:table-cell office:value-type="string" calcext:value-type="string">
            <text:p>5h x 15w 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8">3(3</text:span><text:span text:style-name="T9">-</text:span><text:span text:style-name="T10">0</text:span><text:span text:style-name="T9">-</text:span><text:span text:style-name="T10">6) </text:span></text:p>
          </table:table-cell>
          <table:table-cell office:value-type="float" office:value="90245349" calcext:value-type="float">
            <text:p>90245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, Cambria" style:font-family-generic="swiss"/>
    <style:font-face style:name="Cordia New" svg:font-family="'Cordia New', 'Cordia New'" style:font-family-generic="swiss"/>
    <style:font-face style:name="TH SarabunPSK" svg:font-family="'TH SarabunPSK', 'TH Sarabun PS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2:08:39.174453344</meta:creation-date>
    <dc:date>2019-10-30T12:09:44.534452360</dc:date>
    <meta:editing-duration>PT1M6S</meta:editing-duration>
    <meta:editing-cycles>1</meta:editing-cycles>
    <meta:document-statistic meta:table-count="1" meta:cell-count="168" meta:object-count="0"/>
    <meta:generator>LibreOffice/6.0.7.3$Linux_X86_64 LibreOffice_project/00m0$Build-3</meta:generator>
  </office:meta>
</office:document-meta>
</file>